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Noto Serif" fo:font-weight="bold" officeooo:rsid="00145b40" officeooo:paragraph-rsid="00145b40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Noto Serif" fo:font-weight="bold" officeooo:rsid="00160767" officeooo:paragraph-rsid="00160767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Noto Serif" fo:font-weight="bold" officeooo:rsid="0016eb0b" officeooo:paragraph-rsid="0016eb0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6eb0b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6eb0b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6eb0b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dule: <text:span text:style-name="T1">ordem da execução das operações de todas as transações.</text:span></text:p>
      <text:p text:style-name="P2">Operações em conflito: <text:span text:style-name="T1">duas operações estão em conflito quando pertencem a diferentes transações, acessam o mesmo item </text:span><text:span text:style-name="T2">I</text:span><text:span text:style-name="T6">, e pelo menos uma destas é </text:span><text:span text:style-name="T2">write_item</text:span><text:span text:style-name="T6">.</text:span></text:p>
      <text:p text:style-name="P2"><text:span text:style-name="T4">Conflito de leitura-gravação: </text:span><text:span text:style-name="T7">quando o valor de um item </text:span><text:span text:style-name="T3">I </text:span><text:span text:style-name="T7">é alterado por uma operação de escrita antes de uma de leitura.</text:span></text:p>
      <text:p text:style-name="P3"><text:span text:style-name="T5">C</text:span><text:span text:style-name="T4">onflito de gravação-gravação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5:02:33.044508725</meta:creation-date>
    <dc:date>2018-11-25T15:29:15.041378784</dc:date>
    <meta:editing-duration>PT16M30S</meta:editing-duration>
    <meta:editing-cycles>3</meta:editing-cycles>
    <meta:generator>LibreOffice/6.0.7.3.0$Linux_X86_64 LibreOffice_project/00m0$Build-3</meta:generator>
    <meta:document-statistic meta:table-count="0" meta:image-count="0" meta:object-count="0" meta:page-count="1" meta:paragraph-count="4" meta:word-count="60" meta:character-count="376" meta:non-whitespace-character-count="319"/>
  </office:meta>
</office:document-meta>
</file>